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24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23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22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20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19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17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2688" calcext:value-type="float">
            <text:p>99.9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16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16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15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3128" calcext:value-type="float">
            <text:p>103.51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15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2248" calcext:value-type="float">
            <text:p>96.4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14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35768" calcext:value-type="float">
            <text:p>124.6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14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12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7764" calcext:value-type="float">
            <text:p>118.2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12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6336" calcext:value-type="float">
            <text:p>97.1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05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34" calcext:value-type="float">
            <text:p>95.7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04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548" calcext:value-type="float">
            <text:p>97.1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03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03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444" calcext:value-type="float">
            <text:p>96.4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02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6776" calcext:value-type="float">
            <text:p>100.69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02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01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348" calcext:value-type="float">
            <text:p>96.4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2000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868" calcext:value-type="float">
            <text:p>96.1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1999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348" calcext:value-type="float">
            <text:p>96.4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1998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348" calcext:value-type="float">
            <text:p>96.4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1997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828" calcext:value-type="float">
            <text:p>96.72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1996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388" calcext:value-type="float">
            <text:p>95.8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1995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868" calcext:value-type="float">
            <text:p>96.1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1994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628" calcext:value-type="float">
            <text:p>92.1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1993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068" calcext:value-type="float">
            <text:p>93.0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1991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028" calcext:value-type="float">
            <text:p>93.6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1984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480406</text:p>
          </table:table-cell>
          <table:table-cell office:value-type="string" calcext:value-type="string">
            <text:p>1979-07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